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BeanConverterImpl.update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entBeanConverterImpl.ParentBeanConverterImpl( Mapper mapper , ObjectConverter objectConverter , AtomicTypeConverterProvider atomicTypeConverte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BeanConverterImpl.insert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entBeanConverterImpl.remove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entBeanConverterImpl.getPath( Session session , BeanDescriptor beanDescriptor , Node paren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entBeanConverterImpl.getObject( Session session , Node parentNode , BeanDescriptor beanDescriptor , ClassDescriptor beanClassDescriptor , Class beanClass , Objec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